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60.03mm" svg:height="89.8mm" svg:x="80.57mm" svg:y="11.42mm">
            <loext:p draw:notify-on-update-of-ranges="Sheet1.A1:Sheet1.A1 Sheet1.A2:Sheet1.A50 Sheet1.B1:Sheet1.B1 Sheet1.B2:Sheet1.B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date" office:date-value="2015-10-08" calcext:value-type="date">
            <text:p>08/10/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09" calcext:value-type="date">
            <text:p>09/10/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10" calcext:value-type="date">
            <text:p>10/10/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11" calcext:value-type="date">
            <text:p>11/10/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12" calcext:value-type="date">
            <text:p>12/10/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13" calcext:value-type="date">
            <text:p>13/10/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14" calcext:value-type="date">
            <text:p>14/10/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15" calcext:value-type="date">
            <text:p>15/10/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16" calcext:value-type="date">
            <text:p>16/10/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17" calcext:value-type="date">
            <text:p>17/10/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18" calcext:value-type="date">
            <text:p>18/10/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19" calcext:value-type="date">
            <text:p>19/10/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20" calcext:value-type="date">
            <text:p>20/10/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21" calcext:value-type="date">
            <text:p>21/10/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22" calcext:value-type="date">
            <text:p>22/10/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23" calcext:value-type="date">
            <text:p>23/10/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24" calcext:value-type="date">
            <text:p>24/10/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25" calcext:value-type="date">
            <text:p>25/10/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26" calcext:value-type="date">
            <text:p>26/10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0-27" calcext:value-type="date">
            <text:p>27/10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0-28" calcext:value-type="date">
            <text:p>28/10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0-29" calcext:value-type="date">
            <text:p>29/10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0-30" calcext:value-type="date">
            <text:p>30/10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0-31" calcext:value-type="date">
            <text:p>31/10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1-01" calcext:value-type="date">
            <text:p>01/11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1-02" calcext:value-type="date">
            <text:p>02/11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1-03" calcext:value-type="date">
            <text:p>03/11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1-04" calcext:value-type="date">
            <text:p>04/11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1-05" calcext:value-type="date">
            <text:p>05/11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1-06" calcext:value-type="date">
            <text:p>06/11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1-07" calcext:value-type="date">
            <text:p>07/11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1-08" calcext:value-type="date">
            <text:p>08/11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1-09" calcext:value-type="date">
            <text:p>09/11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1-10" calcext:value-type="date">
            <text:p>10/11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1-11" calcext:value-type="date">
            <text:p>11/11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1-12" calcext:value-type="date">
            <text:p>12/11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1-13" calcext:value-type="date">
            <text:p>13/11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1-14" calcext:value-type="date">
            <text:p>14/11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1-15" calcext:value-type="date">
            <text:p>15/11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1-16" calcext:value-type="date">
            <text:p>16/11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1-17" calcext:value-type="date">
            <text:p>17/11/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11-18" calcext:value-type="date">
            <text:p>18/11/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5-11-19" calcext:value-type="date">
            <text:p>19/11/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5-11-20" calcext:value-type="date">
            <text:p>20/11/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5-11-21" calcext:value-type="date">
            <text:p>21/11/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5-11-22" calcext:value-type="date">
            <text:p>22/11/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5-11-23" calcext:value-type="date">
            <text:p>23/11/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5-11-24" calcext:value-type="date">
            <text:p>24/11/1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15-11-25" calcext:value-type="date">
            <text:p>25/11/15</text:p>
          </table:table-cell>
          <table:table-cell/>
        </table:table-row>
        <table:table-row table:style-name="ro2" table:number-rows-repeated="7">
          <table:table-cell table:style-name="Default"/>
          <table:table-cell/>
        </table:table-row>
        <table:table-row table:style-name="ro2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0:03:24.8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21S</meta:editing-duration>
    <meta:editing-cycles>3</meta:editing-cycles>
    <meta:generator>LibreOffice/5.0.3.2$Windows_x86 LibreOffice_project/e5f16313668ac592c1bfb310f4390624e3dbfb75</meta:generator>
    <dc:date>2015-11-25T10:15:24.048000000</dc:date>
    <meta:document-statistic meta:table-count="3" meta:cell-count="9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8.981cm" xlink:href=".." xlink:type="simple" chart:class="chart:line" chart:style-name="ch1">
        <chart:title svg:x="6.596cm" svg:y="0.315cm" chart:style-name="ch2">
          <text:p>BurnUp Chart</text:p>
        </chart:title>
        <chart:plot-area chart:style-name="ch3" table:cell-range-address="Sheet1.A1:Sheet1.B50" chart:data-source-has-labels="both" svg:x="0.32cm" svg:y="1.273cm" svg:width="15.364cm" svg:height="7.529cm">
          <chartooo:coordinate-region svg:x="0.832cm" svg:y="1.472cm" svg:width="14.852cm" svg:height="6.683cm"/>
          <chart:axis chart:dimension="x" chart:name="primary-x" chart:style-name="ch4" chartooo:axis-type="auto">
            <chartooo:date-scale/>
            <chart:categories table:cell-range-address="Sheet1.A2:Sheet1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0" chart:label-cell-address="Sheet1.B1:Sheet1.B1" chart:class="chart:line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n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2285">
                <text:p>42290</text:p>
                <draw:g>
                  <svg:desc>Sheet1.A2:Sheet1.A50</svg:desc>
                </draw:g>
              </table:table-cell>
              <table:table-cell office:value-type="float" office:value="0">
                <text:p>0</text:p>
                <draw:g>
                  <svg:desc>Sheet1.B2:Sheet1.B50</svg:desc>
                </draw:g>
              </table:table-cell>
            </table:table-row>
            <table:table-row>
              <table:table-cell office:value-type="float" office:value="42286">
                <text:p>4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7">
                <text:p>4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9">
                <text:p>4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1">
                <text:p>4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2">
                <text:p>4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4">
                <text:p>4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5">
                <text:p>42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7">
                <text:p>42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8">
                <text:p>42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9">
                <text:p>42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1">
                <text:p>42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2">
                <text:p>42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3">
                <text:p>42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04">
                <text:p>42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05">
                <text:p>42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06">
                <text:p>42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08">
                <text:p>42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11">
                <text:p>42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12">
                <text:p>42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13">
                <text:p>42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14">
                <text:p>42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15">
                <text:p>42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16">
                <text:p>42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17">
                <text:p>42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18">
                <text:p>42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19">
                <text:p>42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22">
                <text:p>42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23">
                <text:p>42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24">
                <text:p>42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25">
                <text:p>42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26">
                <text:p>42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327">
                <text:p>42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328">
                <text:p>42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329">
                <text:p>42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331">
                <text:p>42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332">
                <text:p>423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333">
                <text:p>423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